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〜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rather modest litt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We must be in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 office:value-type="string">
            <text:p>It ain't time for the ship to leave yet.</text:p>
          </table:table-cell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the Midlands—!
Ya comin' aboard?”</text:p>
          </table:table-cell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 office:value-type="string">
            <text:p>Sailor
“Alrighty! Get on, get on!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 office:value-type="string">
            <text:p>Sailor
“Got it, see ya later—!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 office:value-type="string">
            <text:p>Sailor
“All aboard! Next stop, the Midlands—!”</text:p>
          </table:table-cell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oard</text:p>
          </table:table-cell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 office:value-type="string">
            <text:p>Sailor “Which ship ya wanna board—?”</text:p>
          </table:table-cell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idlands-bound</text:p>
          </table:table-cell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rthlands-bound</text:p>
          </table:table-cell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 office:value-type="string">
            <text:p>The eastern continent may not be very big,
but it boasts all sorts of unique resources and
products! Living here is great fun! ♪</text:p>
          </table:table-cell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 office:value-type="string">
            <text:p>You can get to Yamato Village if ya take the
road to the east.</text:p>
          </table:table-cell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 office:value-type="string">
            <text:p>I've always dreamed of traveling the world
over!</text:p>
          </table:table-cell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 office:value-type="string">
            <text:p>Too bad I ain't got any money...</text:p>
          </table:table-cell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does anyone know where the Secret
Springs even are?</text:p>
          </table:table-cell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ere is a settlement called “Izumo
Village” just north of this port.</text:p>
          </table:table-cell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 office:value-type="string">
            <text:p>I think we just need to pass through there.</text:p>
          </table:table-cell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-righty, then!! Let's get this show on the
road!!</text:p>
          </table:table-cell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h... that can only be...</text:p>
          </table:table-cell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Found you at Laaast!!</text:p>
          </table:table-cell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tell me... have you been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In the end, I couldn't ignore
the Ion Matter right in front of my Eeeeyes!</text:p>
          </table:table-cell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many times do we need to tell you, Alien?
We don't have any Ion Matter.</text:p>
          </table:table-cell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asy, Theeere! There's no fooling Carat's
Eeeeyes!</text:p>
          </table:table-cell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 office:value-type="string">
            <text:p>There's no mistaking it, you guys are hiding
Ion Matter from Meeee!</text:p>
          </table:table-cell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what exactly is that based on, Alien?</text:p>
          </table:table-cell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f course, Carat has plenty of bases for her
Claaaim!</text:p>
          </table:table-cell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 office:value-type="string">
            <text:p>Carat has a top-secret Weapooon!</text:p>
          </table:table-cell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hh, an *alien* with a secret weapon? Is it
some kinda Ion Matter detector?</text:p>
          </table:table-cell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ow perceptive of Youuu! *Carat* has
confirmed that you are indeed carrying Ion
Matter with you, so *Carat* has been
following your Traaail!</text:p>
          </table:table-cell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at, *Alien*, but we certainly are
not carrying any Ion Matter.</text:p>
          </table:table-cell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 office:value-type="string">
            <text:p>You must be mistaken, *Alien*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'm telling You! *Carat* used sophisticated
tools beyond the comprehension of primitive
Terrestriaaals! *Carat* guarantees Iiit!!</text:p>
          </table:table-cell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 office:value-type="string">
            <text:p>Don't you believe what *Carat* says?
I, *C A R A T*?!!</text:p>
          </table:table-cell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wfully confident, *Alien*.</text:p>
          </table:table-cell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name aside.</text:p>
          </table:table-cell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... but Carat really is my Naaame...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absolutely sure we have any Ion
Matter on us, then prove it.</text:p>
          </table:table-cell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 office:value-type="string">
            <text:p>We can't have you following us around and
spouting spurious claims.</text:p>
          </table:table-cell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you Insiiist, then show you I Wiiill!</text:p>
          </table:table-cell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 office:value-type="string">
            <text:p>Hoi! This is my top-secret weapon... the
Detection Visoooor!!</text:p>
          </table:table-cell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ooooooooohhhhh!!! That's
awesoooooooooooome!!!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this visor, I can sniff out any matter
that emits ion cluster Energyyy!</text:p>
          </table:table-cell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 office:value-type="string">
            <text:p>And this is how I came to see that you
terrestrials are carrying no fewer than four
clumps of Ion Matteeer!</text:p>
          </table:table-cell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bsolutely sure?</text:p>
          </table:table-cell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just doesn't seem right..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you be talking about this?</text:p>
          </table:table-cell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... a pendant.</text:p>
          </table:table-cell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 office:value-type="string">
            <text:p>One of the four Viola gave us as a reward
for saving her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Ah! That's It!! That's Iiiit!!!</text:p>
          </table:table-cell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 office:value-type="string">
            <text:p>I am detecting high levels of energy from
that Pendaaant!!!</text:p>
          </table:table-cell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ust be talking about the red stone
embedded inside the pendant, is that right?</text:p>
          </table:table-cell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actlyyy!!! With that, I could replenish
my starship's fuel suppli—</text:p>
          </table:table-cell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 office:value-type="string">
            <text:p>...Not enough...</text:p>
          </table:table-cell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 office:value-type="string">
            <text:p>At that size, it just won't be Enooough...</text:p>
          </table:table-cell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ike this wouldn't be able to get
you off the ground.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evermiiind... I'll look Elsewheeere...</text:p>
          </table:table-cell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ctually feel a little sorry for her...</text:p>
          </table:table-cell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</text:p>
          </table:table-cell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ut we can't afford to lose a year's worth
of our memories.</text:p>
          </table:table-cell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 office:value-type="string">
            <text:p>Simply put, we can't help her.</text:p>
          </table:table-cell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 office:value-type="string">
            <text:p>We need to focus on moving forward.</text:p>
          </table:table-cell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Izumo Village・Sacred Mountain
→：Yamato Village
↓：Silfurfoss Waterfa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